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5.05in" style:rel-column-width="727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661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819in"/>
    </style:style>
    <style:style style:name="Table1.4" style:family="table-row">
      <style:table-row-properties style:min-row-height="0.8146in"/>
    </style:style>
    <style:style style:name="P1" style:family="paragraph" style:parent-style-name="Standard">
      <style:text-properties style:font-name="Loma" fo:font-size="12pt" fo:language="da" fo:country="DK" fo:font-weight="normal" officeooo:rsid="000ffc30" officeooo:paragraph-rsid="000ffc30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Loma" fo:font-size="12pt" fo:language="da" fo:country="DK" officeooo:rsid="001b7d3d" officeooo:paragraph-rsid="000ffc30" style:font-size-asian="10.5pt" style:font-size-complex="12pt"/>
    </style:style>
    <style:style style:name="P3" style:family="paragraph" style:parent-style-name="Standard">
      <style:text-properties style:font-name="Loma" fo:font-size="12pt" fo:language="da" fo:country="DK" fo:font-weight="bold" officeooo:rsid="001b7d3d" officeooo:paragraph-rsid="000ffc30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Loma" fo:font-size="12pt" fo:language="da" fo:country="DK" fo:font-weight="bold" officeooo:rsid="000ffc30" officeooo:paragraph-rsid="000ffc30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Loma" fo:font-size="14pt" fo:language="da" fo:country="DK" officeooo:rsid="001b7d3d" officeooo:paragraph-rsid="000ffc30" style:font-size-asian="12.25pt" style:font-size-complex="14pt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oma" fo:language="da" fo:country="DK" officeooo:rsid="001037f1" officeooo:paragraph-rsid="000ffc30"/>
    </style:style>
    <style:style style:name="P7" style:family="paragraph" style:parent-style-name="Table_20_Contents">
      <style:text-properties style:font-name="Loma" fo:font-size="12pt" fo:language="da" fo:country="DK" fo:font-weight="bold" officeooo:rsid="000ffc30" officeooo:paragraph-rsid="000ffc30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style:font-name="Loma" fo:font-size="12pt" fo:language="da" fo:country="DK" style:font-size-asian="10.5pt" style:font-size-complex="12pt"/>
    </style:style>
    <style:style style:name="P9" style:family="paragraph" style:parent-style-name="Table_20_Contents">
      <style:text-properties style:font-name="Loma" fo:font-size="12pt" fo:language="da" fo:country="DK" officeooo:rsid="000ffc30" officeooo:paragraph-rsid="000ffc30" style:font-size-asian="10.5pt" style:font-size-complex="12pt"/>
    </style:style>
    <style:style style:name="T1" style:family="text">
      <style:text-properties fo:font-size="18pt" officeooo:rsid="000ffc30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b223" style:font-weight-asian="normal" style:font-weight-complex="normal"/>
    </style:style>
    <style:style style:name="T5" style:family="text">
      <style:text-properties fo:font-weight="normal" officeooo:rsid="001037f1" style:font-weight-asian="normal" style:font-weight-complex="normal"/>
    </style:style>
    <style:style style:name="T6" style:family="text">
      <style:text-properties fo:font-weight="normal" officeooo:rsid="000ffc3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Forbindelsestest</text:span></text:p>
      <text:p text:style-name="P2"><text:span text:style-name="T2">Formål:</text:span></text:p>
      <text:p text:style-name="P2"><text:span text:style-name="T3"><text:tab/></text:span><text:span text:style-name="T4">Formålet med denne test er, at </text:span><text:span text:style-name="T6">teste hvad der sker, hvis forbindelsen mellem <text:tab/>robot og styring ophører. Deruodver om systemet kører videre, hvis enten <text:tab/>kameraet eller griberen bliver frakoblet. <text:s/></text:span><text:span text:style-name="T5"><text:s text:c="2"/></text:span></text:p>
      <text:p text:style-name="P5"/>
      <text:p text:style-name="P3">Udstyr:</text:p>
      <text:p text:style-name="P3"><text:span text:style-name="T3"><text:tab/>- </text:span><text:span text:style-name="T5">Billedbehandlingssoftware</text:span></text:p>
      <text:p text:style-name="P4"><text:span text:style-name="T5"><text:tab/>- </text:span><text:span text:style-name="T3">Robotarm/robotstyring</text:span></text:p>
      <text:p text:style-name="P3"><text:span text:style-name="T3"><text:tab/>- Bold</text:span></text:p>
      <text:p text:style-name="P3"><text:span text:style-name="T3"/></text:p>
      <text:p text:style-name="P3">Fremgangsmåde:</text:p>
      <text:p text:style-name="P1">Systemet sættes i gang og imens systemet kører frakobles enkelte dele en ad gangen. I tabellen nedenfor beskrives fejl og/eller situationer dette resulterer i.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Enhed</text:p>
          </table:table-cell>
          <table:table-cell table:style-name="Table1.B1" office:value-type="string">
            <text:p text:style-name="P7">Resultat af frakobling </text:p>
          </table:table-cell>
        </table:table-row>
        <table:table-row table:style-name="Table1.2">
          <table:table-cell table:style-name="Table1.A2" office:value-type="string">
            <text:p text:style-name="P9">Griber</text:p>
          </table:table-cell>
          <table:table-cell table:style-name="Table1.B2" office:value-type="string">
            <text:p text:style-name="P8"/>
          </table:table-cell>
        </table:table-row>
        <table:table-row table:style-name="Table1.3">
          <table:table-cell table:style-name="Table1.A2" office:value-type="string">
            <text:p text:style-name="P9">Kamera </text:p>
          </table:table-cell>
          <table:table-cell table:style-name="Table1.B2" office:value-type="string">
            <text:p text:style-name="P8"/>
          </table:table-cell>
        </table:table-row>
        <table:table-row table:style-name="Table1.4">
          <table:table-cell table:style-name="Table1.A2" office:value-type="string">
            <text:p text:style-name="P9">Robotstyring</text:p>
          </table:table-cell>
          <table:table-cell table:style-name="Table1.B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1:30:55.419449473</meta:creation-date>
    <dc:date>2018-12-06T11:38:01.380379657</dc:date>
    <meta:editing-duration>PT7M6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14" meta:word-count="70" meta:character-count="514" meta:non-whitespace-character-count="445"/>
  </office:meta>
</office:document-meta>
</file>